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266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lvi Nastaleeq" fo:font-size="12pt" fo:language="none" fo:country="none" style:font-name-asian="Alvi Nastaleeq" style:font-size-asian="6.80000019073486pt" style:language-asian="none" style:country-asian="none" style:font-name-complex="Alvi Nastaleeq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خانۂ کعبہ جھلمل اُٹھا</text:p>
            <text:p>دیکھ کر آپ کا جمال علیؑ</text:p>
          </table:table-cell>
          <table:table-cell office:value-type="string" calcext:value-type="string">
            <text:p>مظہرِ ربِّ ذوالجلال علیؑ</text:p>
            <text:p>کبریائی کا ہے کمال علیؑ</text:p>
          </table:table-cell>
        </table:table-row>
        <table:table-row table:style-name="ro2">
          <table:table-cell office:value-type="string" calcext:value-type="string">
            <text:p>جس کا کوئی سوال مل نہ سکا</text:p>
            <text:p>ہے خدائی کا وہ سوال علیؑ</text:p>
          </table:table-cell>
          <table:table-cell office:value-type="string" calcext:value-type="string">
            <text:p>بولا دینِ خدا یہ مشکل میں</text:p>
            <text:p>گھِر رہا ہوں، مجھے سنبھال علیؑ</text:p>
          </table:table-cell>
        </table:table-row>
        <table:table-row table:style-name="ro2">
          <table:table-cell office:value-type="string" calcext:value-type="string">
            <text:p>گا رہے ہیں وہ گیت غیروں کے</text:p>
            <text:p>اور کھاتے ہیں تیرا مال علیؑ</text:p>
          </table:table-cell>
          <table:table-cell office:value-type="string" calcext:value-type="string">
            <text:p>جب بھی سوچا خدا کے بارے میں</text:p>
            <text:p>آ گیا آپ کا خیال علیؑ</text:p>
          </table:table-cell>
        </table:table-row>
        <table:table-row table:style-name="ro2">
          <table:table-cell office:value-type="string" calcext:value-type="string">
            <text:p>ایک عباسؑ ہیں زمانے میں</text:p>
            <text:p>ورنہ تیری کہاں مثال علیؑ</text:p>
          </table:table-cell>
          <table:table-cell office:value-type="string" calcext:value-type="string">
            <text:p>پوچھا کس نے اذان سکھلائی</text:p>
            <text:p>بولے یہ حضرتِ بلالؑ علیؑ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20:35:01.444602500</meta:creation-date>
    <dc:date>2026-01-21T20:40:35.071956900</dc:date>
    <meta:editing-duration>PT5M33S</meta:editing-duration>
    <meta:editing-cycles>1</meta:editing-cycles>
    <meta:document-statistic meta:table-count="1" meta:cell-count="8" meta:object-count="0"/>
    <meta:generator>LibreOffice/25.8.4.2$Windows_X86_64 LibreOffice_project/290daaa01b999472f0c7a3890eb6a550fd74c6df</meta:generator>
  </office:meta>
</office:document-meta>
</file>